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5"/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.9846in" fo:margin-right="0in" fo:text-indent="-0.25in" style:auto-text-indent="false"/>
    </style:style>
    <style:style style:name="P6" style:family="paragraph" style:parent-style-name="Standard" style:list-style-name="L8">
      <style:paragraph-properties fo:margin-left="0.9846in" fo:margin-right="0in" fo:text-indent="-0.25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 style:list-style-name="L6">
      <style:paragraph-properties fo:margin-left="0in" fo:margin-right="0in" fo:text-indent="0in" style:auto-text-indent="false"/>
    </style:style>
    <style:style style:name="P9" style:family="paragraph" style:parent-style-name="Standard" style:list-style-name="L4">
      <style:paragraph-properties fo:margin-left="0.4925in" fo:margin-right="0in" fo:text-indent="-0.25in" style:auto-text-indent="false"/>
    </style:style>
    <style:style style:name="P10" style:family="paragraph" style:parent-style-name="Standard" style:list-style-name="L1">
      <style:paragraph-properties fo:margin-left="0.4925in" fo:margin-right="0in" fo:text-indent="0in" style:auto-text-indent="false"/>
    </style:style>
    <style:style style:name="P11" style:family="paragraph" style:parent-style-name="Standard" style:list-style-name="L2">
      <style:paragraph-properties fo:margin-left="0.4925in" fo:margin-right="0in" fo:text-indent="0in" style:auto-text-indent="false"/>
    </style:style>
    <style:style style:name="P12" style:family="paragraph" style:parent-style-name="Standard" style:list-style-name="L6">
      <style:paragraph-properties fo:margin-left="0.4925in" fo:margin-right="0in" fo:text-indent="0in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bbleOS V0.00001</text:p>
      <text:p text:style-name="Standard"/>
      <text:p text:style-name="Standard"/>
      <text:p text:style-name="Standard"/>
      <text:p text:style-name="Standard"/>
      <text:p text:style-name="Standard">Table Of Contents :</text:p>
      <text:list xml:id="list6848844064981390730" text:style-name="L1">
        <text:list-item>
          <text:p text:style-name="P1">OverView</text:p>
        </text:list-item>
        <text:list-item>
          <text:p text:style-name="P1">Summary Of Commands</text:p>
        </text:list-item>
        <text:list-item>
          <text:p text:style-name="P1">Commands</text:p>
        </text:list-item>
        <text:list-item>
          <text:p text:style-name="P1">Error Messages</text:p>
        </text:list-item>
        <text:list-item>
          <text:p text:style-name="P1">Index</text:p>
        </text:list-item>
      </text:list>
      <text:p text:style-name="Standard"/>
      <text:p text:style-name="Standard"/>
      <text:p text:style-name="Standard"/>
      <text:list xml:id="list2953127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">1. OverView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The operating system name is HobbleOS. This came from the idea that this system will <text:tab/><text:tab/><text:tab/><text:tab/>never fully walk like a professsional QWOP player. </text:p>
      <text:p text:style-name="Standard"><text:tab/><text:tab/>The system is built on top of <text:s/>Lanterna : </text:p>
      <text:p text:style-name="Standard"><text:tab/><text:tab/><text:tab/>Lanterna is a Java library allowing you to write easy semi-graphical user I<text:tab/><text:tab/><text:tab/><text:tab/>nterfaces in a <text:tab/>text-only environment, very similar to the C library <text:a xlink:type="simple" xlink:href="http://en.wikipedia.org/wiki/Curses_%28programming_library%29">curses</text:a> but <text:tab/><text:tab/><text:tab/><text:tab/>with more functionality. Lanterna is supporting xterm compatible terminals and <text:tab/><text:tab/><text:tab/><text:tab/>terminal emulators such as konsole, gnome-terminal, putty, xterm and many <text:tab/><text:tab/><text:tab/><text:tab/>more. One of the main benefits of lanterna is that it's not dependent on any native <text:tab/><text:tab/><text:tab/> but runs 100% in pure Java. </text:p>
      <text:p text:style-name="Standard"/>
      <text:list xml:id="list2523670600406342430" text:style-name="L2">
        <text:list-item>
          <text:list>
            <text:list-header>
              <text:p text:style-name="P11">2. Summary of Commands :</text:p>
            </text:list-header>
          </text:list>
        </text:list-item>
      </text:list>
      <text:list xml:id="list1990836090779453158" text:style-name="L3">
        <text:list-item>
          <text:list>
            <text:list-item>
              <text:p text:style-name="P2">&lt;Current Date&gt; : Displays current date.</text:p>
            </text:list-item>
            <text:list-item>
              <text:p text:style-name="P2">&lt;Directory Listing&gt; : Lists contents of current directory.</text:p>
            </text:list-item>
            <text:list-item>
              <text:p text:style-name="P2">&lt;Shut Down Hobble&gt; : Shuts Down System</text:p>
            </text:list-item>
            <text:list-item>
              <text:p text:style-name="P2">Console imput box, use help.</text:p>
            </text:list-item>
            <text:list-item>
              <text:p text:style-name="P2">&lt;Run Console Command&gt; : Runs command currently in console input box.</text:p>
            </text:list-item>
          </text:list>
        </text:list-item>
      </text:list>
      <text:p text:style-name="Standard"/>
      <text:list xml:id="list4681233292618538691" text:style-name="L4">
        <text:list-item>
          <text:list>
            <text:list-item>
              <text:list>
                <text:list-header>
                  <text:p text:style-name="P9">3. Console Commands :</text:p>
                </text:list-header>
              </text:list>
            </text:list-item>
          </text:list>
        </text:list-item>
      </text:list>
      <text:list xml:id="list689727383569896740" text:style-name="L5">
        <text:list-item>
          <text:list>
            <text:list-item>
              <text:list>
                <text:list-item>
                  <text:p text:style-name="P3">ls : Lists contents of current directory.</text:p>
                </text:list-item>
                <text:list-item>
                  <text:p text:style-name="P3">quit : Shuts Down Hobble</text:p>
                </text:list-item>
                <text:list-item>
                  <text:p text:style-name="P3">help : help screen</text:p>
                </text:list-item>
              </text:list>
            </text:list-item>
          </text:list>
        </text:list-item>
      </text:list>
      <text:list xml:id="list4487862033135507253" text:style-name="L6">
        <text:list-item>
          <text:list>
            <text:list-item>
              <text:list>
                <text:list-header>
                  <text:p text:style-name="P8"/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">4. Error Messages :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3529279875402029075" text:style-name="L8">
        <text:list-item>
          <text:p text:style-name="P6">Unknown Command in console input box.</text:p>
        </text:list-item>
      </text:list>
      <text:p text:style-name="P5"/>
      <text:p text:style-name="P7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<text:soft-page-break/>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j bb</meta:initial-creator>
    <meta:creation-date>2014-09-03T09:19:01.71</meta:creation-date>
    <meta:generator>OpenOffice/4.0.0$Win32 OpenOffice.org_project/400m3$Build-9702</meta:generator>
    <meta:document-statistic meta:table-count="0" meta:image-count="0" meta:object-count="0" meta:page-count="2" meta:paragraph-count="26" meta:word-count="204" meta:character-count="1171"/>
    <dc:date>2014-09-03T09:36:59.05</dc:date>
    <dc:creator>jj bb</dc:creator>
    <meta:editing-duration>PT18M9S</meta:editing-duration>
    <meta:editing-cycles>1</meta:editing-cycles>
  </office:meta>
</office:document-meta>
</file>